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117cm" svg:stroke-color="#dfcce4" draw:marker-start-width="3.375cm" draw:marker-end-width="3.375cm" draw:fill-color="#8f93c7" draw:opacity="0%" draw:opacity-name="" draw:textarea-horizontal-align="justify" draw:textarea-vertical-align="middle" draw:auto-grow-height="false" fo:min-height="9.58cm" fo:min-width="9.33cm" fo:padding-top="1.183cm" fo:padding-bottom="1.183cm" fo:padding-left="1.308cm" fo:padding-right="1.308cm"/>
    </style:style>
    <style:style style:name="gr2" style:family="graphic" style:parent-style-name="standard">
      <style:graphic-properties draw:textarea-horizontal-align="justify" draw:textarea-vertical-align="middle" draw:auto-grow-height="false" fo:min-height="3.994cm" fo:min-width="3.744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2.862cm" fo:min-width="2.612cm"/>
    </style:style>
    <style:style style:name="gr4" style:family="graphic" style:parent-style-name="standard">
      <style:graphic-properties draw:fill-color="#bc312e" draw:textarea-horizontal-align="justify" draw:textarea-vertical-align="middle" draw:auto-grow-height="false" fo:min-height="2.862cm" fo:min-width="2.612cm"/>
    </style:style>
    <style:style style:name="gr5" style:family="graphic" style:parent-style-name="standard">
      <style:graphic-properties draw:fill-color="#8f187c" draw:textarea-horizontal-align="justify" draw:textarea-vertical-align="middle" draw:auto-grow-height="false" fo:min-height="2.862cm" fo:min-width="2.612cm"/>
    </style:style>
    <style:style style:name="gr6" style:family="graphic" style:parent-style-name="standard">
      <style:graphic-properties draw:fill-color="#407927" draw:textarea-horizontal-align="justify" draw:textarea-vertical-align="middle" draw:auto-grow-height="false" fo:min-height="2.862cm" fo:min-width="2.612cm"/>
    </style:style>
    <style:style style:name="gr7" style:family="graphic" style:parent-style-name="standard">
      <style:graphic-properties svg:stroke-color="#0066b3" draw:fill-color="#00b6bd" draw:textarea-horizontal-align="justify" draw:textarea-vertical-align="middle" draw:auto-grow-height="false" fo:min-height="2.862cm" fo:min-width="2.612cm"/>
    </style:style>
    <style:style style:name="gr8" style:family="graphic" style:parent-style-name="standard">
      <style:graphic-properties draw:fill-color="#c38312" draw:textarea-horizontal-align="justify" draw:textarea-vertical-align="middle" draw:auto-grow-height="false" fo:min-height="2.862cm" fo:min-width="2.612cm"/>
    </style:style>
    <style:style style:name="gr9" style:family="graphic" style:parent-style-name="standard">
      <style:graphic-properties draw:fill-color="#d4711a" draw:textarea-horizontal-align="justify" draw:textarea-vertical-align="middle" draw:auto-grow-height="false" fo:min-height="2.862cm" fo:min-width="2.612cm"/>
    </style:style>
    <style:style style:name="gr10" style:family="graphic" style:parent-style-name="standard">
      <style:graphic-properties draw:textarea-horizontal-align="justify" draw:textarea-vertical-align="middle" draw:auto-grow-height="false" fo:min-height="2.05cm" fo:min-width="12.7cm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1.721cm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1.761cm"/>
    </style:style>
    <style:style style:name="P1" style:family="paragraph">
      <loext:graphic-properties draw:fill-color="#8f93c7" draw:opacity="0%"/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79448"/>
      <style:paragraph-properties fo:text-align="center"/>
      <style:text-properties fo:color="#ffffff"/>
    </style:style>
    <style:style style:name="P6" style:family="paragraph">
      <loext:graphic-properties draw:fill-color="#bc312e"/>
      <style:paragraph-properties fo:text-align="center"/>
      <style:text-properties fo:color="#ffffff"/>
    </style:style>
    <style:style style:name="P7" style:family="paragraph">
      <loext:graphic-properties draw:fill-color="#8f187c"/>
      <style:paragraph-properties fo:text-align="center"/>
      <style:text-properties fo:color="#ffffff"/>
    </style:style>
    <style:style style:name="P8" style:family="paragraph">
      <loext:graphic-properties draw:fill-color="#407927"/>
      <style:paragraph-properties fo:text-align="center"/>
      <style:text-properties fo:color="#ffffff"/>
    </style:style>
    <style:style style:name="P9" style:family="paragraph">
      <loext:graphic-properties draw:fill-color="#00b6bd"/>
      <style:paragraph-properties fo:text-align="center"/>
      <style:text-properties fo:color="#ffffff"/>
    </style:style>
    <style:style style:name="P10" style:family="paragraph">
      <loext:graphic-properties draw:fill-color="#c38312"/>
      <style:paragraph-properties fo:text-align="center"/>
      <style:text-properties fo:color="#ffffff"/>
    </style:style>
    <style:style style:name="P11" style:family="paragraph">
      <loext:graphic-properties draw:fill-color="#d4711a"/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3.9cm" svg:height="13.9cm" svg:x="3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cm" svg:height="6cm" svg:x="7.2cm" svg:y="14.3cm">
          <text:p text:style-name="P2"><text:span text:style-name="T1">会话对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4cm" svg:height="4.4cm" svg:x="0.7cm" svg:y="11.8cm">
          <text:p text:style-name="P4"><text:span text:style-name="T2">画布对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4cm" svg:height="4.4cm" svg:x="5.2cm" svg:y="7.5cm">
          <text:p text:style-name="P4"><text:span text:style-name="T2">工具栏按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4cm" svg:height="4.4cm" svg:x="11.9cm" svg:y="7.9cm">
          <text:p text:style-name="P4"><text:span text:style-name="T2">菜单栏菜单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4cm" svg:height="4.4cm" svg:x="15.8cm" svg:y="12.4cm">
          <text:p text:style-name="P4"><text:span text:style-name="T2">会话信息面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.4cm" svg:height="4.4cm" svg:x="14.9cm" svg:y="19.7cm">
          <text:p text:style-name="P4"><text:span text:style-name="T2">会话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4.4cm" svg:height="4.4cm" svg:x="8.1cm" svg:y="23.3cm">
          <text:p text:style-name="P4"><text:span text:style-name="T2">状态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4.4cm" svg:height="4.4cm" svg:x="1.3cm" svg:y="19.8cm">
          <text:p text:style-name="P4"><text:span text:style-name="T2">绘图对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3.2cm" svg:height="2.3cm" svg:x="4cm" svg:y="3cm">
          <text:p text:style-name="P12"><text:span text:style-name="T3">交互绘图交互原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73cm" svg:height="1.5cm" draw:transform="rotate (-0.441219234904167) translate (5.136cm 14.489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2.773cm" svg:height="1.5cm" draw:transform="rotate (-1.23988190061677) translate (8.833cm 11.51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2.773cm" svg:height="1.5cm" draw:transform="rotate (1.06377817909054) translate (10.8cm 14.172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2.773cm" svg:height="1.5cm" draw:transform="rotate (0.321664181142554) translate (13.074cm 15.85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2.773cm" svg:height="1.5cm" draw:transform="rotate (0.660432588954654) translate (4.911cm 20.05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2.773cm" svg:height="1.5cm" draw:transform="rotate (-1.57707951210208) translate (11.017cm 20.409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2.823cm" svg:height="1.5cm" draw:transform="rotate (-0.603883921190039) translate (13.18cm 18.424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4:14:41.155984187</meta:creation-date>
    <dc:date>2019-04-22T17:25:01.806388117</dc:date>
    <meta:editing-duration>PT3H10M15S</meta:editing-duration>
    <meta:editing-cycles>13</meta:editing-cycles>
    <meta:generator>LibreOffice/6.0.4.2$Linux_X86_64 LibreOffice_project/00m0$Build-2</meta:generator>
    <meta:document-statistic meta:object-count="17"/>
  </office:meta>
</office:document-meta>
</file>